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1666f" officeooo:paragraph-rsid="0011666f" style:font-weight-asian="bold" style:font-weight-complex="bold"/>
    </style:style>
    <style:style style:name="P2" style:family="paragraph" style:parent-style-name="Standard">
      <style:paragraph-properties fo:break-before="page"/>
      <style:text-properties fo:font-weight="bold" officeooo:rsid="0011666f" officeooo:paragraph-rsid="0011666f" style:font-weight-asian="bold" style:font-weight-complex="bold"/>
    </style:style>
    <style:style style:name="P3" style:family="paragraph" style:parent-style-name="Standard" style:list-style-name="L1">
      <style:text-properties fo:font-weight="bold" officeooo:rsid="0011666f" officeooo:paragraph-rsid="0011666f" style:font-weight-asian="bold" style:font-weight-complex="bold"/>
    </style:style>
    <style:style style:name="P4" style:family="paragraph" style:parent-style-name="Standard">
      <style:text-properties fo:font-weight="normal" officeooo:rsid="0011666f" officeooo:paragraph-rsid="0011666f" style:font-weight-asian="normal" style:font-weight-complex="normal"/>
    </style:style>
    <style:style style:name="P5" style:family="paragraph" style:parent-style-name="Standard">
      <style:paragraph-properties fo:break-before="page"/>
      <style:text-properties fo:font-weight="normal" officeooo:rsid="0011666f" officeooo:paragraph-rsid="0011666f" style:font-weight-asian="normal" style:font-weight-complex="normal"/>
    </style:style>
    <style:style style:name="P6" style:family="paragraph" style:parent-style-name="Standard">
      <style:text-properties fo:color="#000000" loext:opacity="100%" fo:font-weight="normal" officeooo:rsid="0011666f" officeooo:paragraph-rsid="0011666f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weight="normal" style:font-weight-asian="normal" style:font-weight-complex="normal"/>
    </style:style>
    <style:style style:name="T4" style:family="text">
      <style:text-properties fo:color="#0000cd" loext:opacity="100%"/>
    </style:style>
    <style:style style:name="T5" style:family="text">
      <style:text-properties fo:color="#0000cd" loext:opacity="100%" fo:font-weight="normal" style:font-weight-asian="normal" style:font-weight-complex="normal"/>
    </style:style>
    <style:style style:name="T6" style:family="text">
      <style:text-properties fo:color="#a52a2a" loext:opacity="100%"/>
    </style:style>
    <style:style style:name="T7" style:family="text">
      <style:text-properties fo:color="#a52a2a" loext:opacity="100%" fo:font-weight="normal" style:font-weight-asian="normal" style:font-weight-complex="normal"/>
    </style:style>
    <style:style style:name="T8" style:family="text">
      <style:text-properties fo:color="#ff0000" loext:opacity="100%"/>
    </style:style>
    <style:style style:name="T9" style:family="text">
      <style:text-properties fo:color="#ff0000" loext:opacity="100%"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CLASES Y OBJETOS JAVASCRIPT<text:span text:style-name="T1"> </text:span></text:p>
      <text:p text:style-name="P1"><text:span text:style-name="T1"/></text:p>
      <text:p text:style-name="P1"><text:span text:style-name="T1">Clase: template para Objetos de JavaScript.</text:span></text:p>
      <text:p text:style-name="P1"><text:span text:style-name="T1"/></text:p>
      <text:p text:style-name="P1"><text:span text:style-name="T1">Sintaxis: <text:s/>Usamos la keyword class</text:span></text:p>
      <text:p text:style-name="P1"><text:span text:style-name="T1"/></text:p>
      <text:p text:style-name="P1"><text:span text:style-name="T1">SIEMPRE añadir un método llamado constructor()</text:span></text:p>
      <text:p text:style-name="P1"><text:span text:style-name="T1"/></text:p>
      <text:p text:style-name="P1"><text:span text:style-name="T5">class</text:span><text:span text:style-name="T3"> ClassName {<text:line-break/>  constructor() { ... }<text:line-break/>}</text:span><text:span text:style-name="T1"> </text:span></text:p>
      <text:p text:style-name="P1"><text:span text:style-name="T1"/></text:p>
      <text:p text:style-name="P1"><text:span text:style-name="T1">Ejemplo:</text:span></text:p>
      <text:p text:style-name="P1"><text:span text:style-name="T1"/></text:p>
      <text:p text:style-name="P1"><text:span text:style-name="T5">class</text:span><text:span text:style-name="T3"> Car {<text:line-break/>  constructor(name, year) {<text:line-break/>    </text:span><text:span text:style-name="T5">this</text:span><text:span text:style-name="T3">.name = name;<text:line-break/>    </text:span><text:span text:style-name="T5">this</text:span><text:span text:style-name="T3">.year = year;<text:line-break/>  }<text:line-break/>}</text:span><text:span text:style-name="T1"> </text:span></text:p>
      <text:p text:style-name="P1"><text:span text:style-name="T1"/></text:p>
      <text:p text:style-name="P1"><text:span text:style-name="T1">Este ejemplo crea una clase llamada “Car”</text:span></text:p>
      <text:p text:style-name="P1"><text:span text:style-name="T1">que tiene dos propiedades iniciales “name” and “year”</text:span></text:p>
      <text:p text:style-name="P1"><text:span text:style-name="T1"/></text:p>
      <text:p text:style-name="P1"><text:span text:style-name="T1">Una clase JavaScript </text:span>NO<text:span text:style-name="T1"> es un objeto.</text:span></text:p>
      <text:p text:style-name="P1"><text:span text:style-name="T1">Es una </text:span>PLANTILLA<text:span text:style-name="T1"> para objetos de JavaScript.</text:span></text:p>
      <text:p text:style-name="P1"><text:span text:style-name="T1"/></text:p>
      <text:p text:style-name="P1">USANDO UNA CLASE</text:p>
      <text:p text:style-name="P1"><text:span text:style-name="T1"/></text:p>
      <text:p text:style-name="P1"><text:span text:style-name="T1">Cuando tenemos una clase, podemos usarla para crear objetos:</text:span></text:p>
      <text:p text:style-name="P1"><text:span text:style-name="T1"/></text:p>
      <text:p text:style-name="P1"><text:span text:style-name="T5">const</text:span><text:span text:style-name="T3"> myCar1 = </text:span><text:span text:style-name="T5">new</text:span><text:span text:style-name="T3"> Car(</text:span><text:span text:style-name="T7">"Ford"</text:span><text:span text:style-name="T3">, </text:span><text:span text:style-name="T9">2014</text:span><text:span text:style-name="T3">);<text:line-break/></text:span><text:span text:style-name="T5">const</text:span><text:span text:style-name="T3"> myCar2 = </text:span><text:span text:style-name="T5">new</text:span><text:span text:style-name="T3"> Car(</text:span><text:span text:style-name="T7">"Audi"</text:span><text:span text:style-name="T3">, </text:span><text:span text:style-name="T9">2019</text:span><text:span text:style-name="T3">);</text:span><text:span text:style-name="T1"> </text:span></text:p>
      <text:p text:style-name="P1"><text:span text:style-name="T1"/></text:p>
      <text:p text:style-name="P1"><text:span text:style-name="T1">Este código usa la clase Car para crear dos objetos de la misma.</text:span></text:p>
      <text:p text:style-name="P1"><text:span text:style-name="T1"/></text:p>
      <text:p text:style-name="P1"><text:span text:style-name="T1">Se llama al constructor automáticamente cuando se crea un nuevo objeto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EL MÉTODO CONSTRUCTOR</text:p>
      <text:p text:style-name="P1"><text:span text:style-name="T1"/></text:p>
      <text:list text:style-name="L1">
        <text:list-item>
          <text:p text:style-name="P3"><text:span text:style-name="T1">Tiene que tener el nombre “constructor”</text:span></text:p>
        </text:list-item>
        <text:list-item>
          <text:p text:style-name="P3"><text:span text:style-name="T1">Se ejecuta automáticamente cuando creamos un nuevo objeto</text:span></text:p>
        </text:list-item>
        <text:list-item>
          <text:p text:style-name="P3"><text:span text:style-name="T1">Se usa para inicializar las propiedades de los objetos</text:span></text:p>
        </text:list-item>
      </text:list>
      <text:p text:style-name="P1"><text:span text:style-name="T1"/></text:p>
      <text:p text:style-name="P1"><text:span text:style-name="T1">Si no definimos un método constructor, JavaScript añadirá un constructor vacío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Métodos de clase</text:p>
      <text:p text:style-name="P1"/>
      <text:p text:style-name="P4">Se crean con la misma sintaxis que los métodos de objeto.</text:p>
      <text:p text:style-name="P4">Usamos la keyword class para crear una clase.</text:p>
      <text:p text:style-name="P4"/>
      <text:p text:style-name="P4">Añadir siempre un método constructor.</text:p>
      <text:p text:style-name="P4"/>
      <text:p text:style-name="P4">Añadir cualquier número de métodos.</text:p>
      <text:p text:style-name="P4"/>
      <text:p text:style-name="P4">Sintaxis:</text:p>
      <text:p text:style-name="P4"/>
      <text:p text:style-name="P4"/>
      <text:p text:style-name="P4"><text:span text:style-name="T4">class</text:span><text:span text:style-name="T2"> ClassName {<text:line-break/>  constructor() { ... }<text:line-break/>  method_1() { ... }<text:line-break/>  method_2() { ... }<text:line-break/>  method_3() { ... }<text:line-break/>}</text:span> </text:p>
      <text:p text:style-name="P4"/>
      <text:p text:style-name="P4">Ejemplo: Crear un método de clase llamado “age” , que devuelve la edad del coche:</text:p>
      <text:p text:style-name="P4"><text:span text:style-name="T4">class</text:span><text:span text:style-name="T2"> Car {<text:line-break/>  constructor(name, year) {<text:line-break/>    </text:span><text:span text:style-name="T4">this</text:span><text:span text:style-name="T2">.name = name;<text:line-break/>    </text:span><text:span text:style-name="T4">this</text:span><text:span text:style-name="T2">.year = year;<text:line-break/>  }<text:line-break/>  age() {<text:line-break/>    </text:span><text:span text:style-name="T4">const</text:span><text:span text:style-name="T2"> date = </text:span><text:span text:style-name="T4">new</text:span><text:span text:style-name="T2"> Date();<text:line-break/>    </text:span><text:span text:style-name="T4">return</text:span><text:span text:style-name="T2"> date.getFullYear() - </text:span><text:span text:style-name="T4">this</text:span><text:span text:style-name="T2">.year;<text:line-break/>  }<text:line-break/>}<text:line-break/><text:line-break/></text:span><text:span text:style-name="T4">const</text:span><text:span text:style-name="T2"> myCar = </text:span><text:span text:style-name="T4">new</text:span><text:span text:style-name="T2"> Car(</text:span><text:span text:style-name="T6">"Ford"</text:span><text:span text:style-name="T2">, </text:span><text:span text:style-name="T8">2014</text:span><text:span text:style-name="T2">);<text:line-break/>document.getElementById(</text:span><text:span text:style-name="T6">"demo"</text:span><text:span text:style-name="T2">).innerHTML =<text:line-break/></text:span><text:span text:style-name="T6">"My car is "</text:span><text:span text:style-name="T2"> + myCar.age() + </text:span><text:span text:style-name="T6">" years old."</text:span><text:span text:style-name="T2">;</text:span> </text:p>
      <text:p text:style-name="P4"/>
      <text:p text:style-name="P4"/>
      <text:p text:style-name="P4"/>
      <text:p text:style-name="P5"/>
      <text:p text:style-name="P4"/>
      <text:p text:style-name="P4">Podemos enviar parámetros a los métodos de la clase:</text:p>
      <text:p text:style-name="P4"/>
      <text:p text:style-name="P6"><text:span text:style-name="T4">class</text:span> Car {<text:line-break/>  constructor(name, year) {<text:line-break/>    <text:span text:style-name="T4">this</text:span>.name = name;<text:line-break/>    <text:span text:style-name="T4">this</text:span>.year = year;<text:line-break/>  }<text:line-break/>  age(x) {<text:line-break/>    <text:span text:style-name="T4">return</text:span> x - <text:span text:style-name="T4">this</text:span>.year;<text:line-break/>  }<text:line-break/>}<text:line-break/><text:line-break/><text:span text:style-name="T4">const</text:span> date = <text:span text:style-name="T4">new</text:span> Date();<text:line-break/><text:span text:style-name="T4">let</text:span> year = date.getFullYear();<text:line-break/><text:line-break/><text:span text:style-name="T4">const</text:span> myCar = <text:span text:style-name="T4">new</text:span> Car(<text:span text:style-name="T6">"Ford"</text:span>, <text:span text:style-name="T8">2014</text:span>);<text:line-break/>document.getElementById(<text:span text:style-name="T6">"demo"</text:span>).innerHTML=<text:line-break/><text:span text:style-name="T6">"My car is "</text:span> + myCar.age(year) + <text:span text:style-name="T6">" years old."</text:span>;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3T18:29:21.633000000</meta:creation-date>
    <dc:date>2024-04-23T18:40:23.313000000</dc:date>
    <meta:editing-duration>PT11M2S</meta:editing-duration>
    <meta:editing-cycles>1</meta:editing-cycles>
    <meta:document-statistic meta:table-count="0" meta:image-count="0" meta:object-count="0" meta:page-count="3" meta:paragraph-count="32" meta:word-count="329" meta:character-count="2066" meta:non-whitespace-character-count="1695"/>
    <meta:generator>LibreOffice/7.6.0.3$Windows_X86_64 LibreOffice_project/69edd8b8ebc41d00b4de3915dc82f8f0fc3b6265</meta:generator>
  </office:meta>
</office:document-meta>
</file>